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]" office:value-type="float" office:value="0.95" calcext:value-type="float">
            <text:p>0.95</text:p>
          </table:table-cell>
          <table:table-cell table:formula="of:=[.D3]*2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A6]" office:value-type="float" office:value="0.05" calcext:value-type="float">
            <text:p>0.05</text:p>
          </table:table-cell>
          <table:table-cell table:formula="of:=[.D6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23]" office:value-type="float" office:value="0.4275" calcext:value-type="float">
            <text:p>0.42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]*[.B7]" office:value-type="float" office:value="0.04275" calcext:value-type="float">
            <text:p>0.04275</text:p>
          </table:table-cell>
          <table:table-cell table:formula="of:=[.D7]*20" office:value-type="float" office:value="0.855" calcext:value-type="float">
            <text:p>0.8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:.D7])" office:value-type="float" office:value="0.09275" calcext:value-type="float">
            <text:p>0.09275</text:p>
          </table:table-cell>
          <table:table-cell table:formula="of:=[.D8]*20" office:value-type="float" office:value="1.855" calcext:value-type="float">
            <text:p>1.8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Opposition amends Benn to mandate someone else to write letter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]*[.B11]" office:value-type="float" office:value="0.19" calcext:value-type="float">
            <text:p>0.19</text:p>
          </table:table-cell>
          <table:table-cell table:formula="of:=[.D11]*20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amendment succeeds</text:p>
          </table:table-cell>
          <table:table-cell table:number-columns-repeated="8"/>
        </table:table-row>
        <table:table-row table:style-name="ro1">
          <table:table-cell table:formula="of:=[.D11]"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4]*[.B14]" office:value-type="float" office:value="0.171" calcext:value-type="float">
            <text:p>0.171</text:p>
          </table:table-cell>
          <table:table-cell table:formula="of:=[.D14]*20"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amendment fails</text:p>
          </table:table-cell>
          <table:table-cell table:number-columns-repeated="8"/>
        </table:table-row>
        <table:table-row table:style-name="ro1">
          <table:table-cell table:formula="of:=[.D11]"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7]*[.B17]" office:value-type="float" office:value="0.019" calcext:value-type="float">
            <text:p>0.019</text:p>
          </table:table-cell>
          <table:table-cell table:formula="of:=[.D17]*20"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0]*[.B20]" office:value-type="float" office:value="0.475" calcext:value-type="float">
            <text:p>0.475</text:p>
          </table:table-cell>
          <table:table-cell table:formula="of:=[.D20]*20"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8"/>
        </table:table-row>
        <table:table-row table:style-name="ro1">
          <table:table-cell table:formula="of:=[.D20]" office:value-type="float" office:value="0.475" calcext:value-type="float">
            <text:p>0.4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3]*[.B23]" office:value-type="float" office:value="0.4275" calcext:value-type="float">
            <text:p>0.4275</text:p>
          </table:table-cell>
          <table:table-cell table:formula="of:=[.D23]*20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8"/>
        </table:table-row>
        <table:table-row table:style-name="ro1">
          <table:table-cell table:formula="of:=[.D20]" office:value-type="float" office:value="0.475" calcext:value-type="float">
            <text:p>0.4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6]*[.B26]" office:value-type="float" office:value="0.0475" calcext:value-type="float">
            <text:p>0.0475</text:p>
          </table:table-cell>
          <table:table-cell table:formula="of:=[.D26]*20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8"/>
        </table:table-row>
        <table:table-row table:style-name="ro1">
          <table:table-cell table:formula="of:=[.D23]" office:value-type="float" office:value="0.4275" calcext:value-type="float">
            <text:p>0.42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9]*[.B29]" office:value-type="float" office:value="0.04275" calcext:value-type="float">
            <text:p>0.04275</text:p>
          </table:table-cell>
          <table:table-cell table:formula="of:=[.D29]*20" office:value-type="float" office:value="0.855" calcext:value-type="float">
            <text:p>0.8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8"/>
        </table:table-row>
        <table:table-row table:style-name="ro1">
          <table:table-cell table:formula="of:=[.D23]" office:value-type="float" office:value="0.4275" calcext:value-type="float">
            <text:p>0.427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2]*[.B32]" office:value-type="float" office:value="0.342" calcext:value-type="float">
            <text:p>0.342</text:p>
          </table:table-cell>
          <table:table-cell table:formula="of:=[.D32]*20" office:value-type="float" office:value="6.84" calcext:value-type="float">
            <text:p>6.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8"/>
        </table:table-row>
        <table:table-row table:style-name="ro1">
          <table:table-cell table:formula="of:=[.D29]" office:value-type="float" office:value="0.04275" calcext:value-type="float">
            <text:p>0.0427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35]*[.B35]" office:value-type="float" office:value="0.00855" calcext:value-type="float">
            <text:p>0.00855</text:p>
          </table:table-cell>
          <table:table-cell table:formula="of:=[.D35]*20" office:value-type="float" office:value="0.171" calcext:value-type="float">
            <text:p>0.171</text:p>
          </table:table-cell>
          <table:table-cell table:number-columns-repeated="4"/>
        </table:table-row>
        <table:table-row table:style-name="ro1">
          <table:table-cell table:formula="of:=[.D32]" office:value-type="float" office:value="0.342" calcext:value-type="float">
            <text:p>0.34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6]*[.B36]" office:value-type="float" office:value="0.2736" calcext:value-type="float">
            <text:p>0.2736</text:p>
          </table:table-cell>
          <table:table-cell table:formula="of:=[.D36]*20" office:value-type="float" office:value="5.472" calcext:value-type="float">
            <text:p>5.472</text:p>
          </table:table-cell>
          <table:table-cell table:number-columns-repeated="4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7]*[.B37]" office:value-type="float" office:value="0.095" calcext:value-type="float">
            <text:p>0.095</text:p>
          </table:table-cell>
          <table:table-cell table:formula="of:=[.D37]*20"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5:.D37])" office:value-type="float" office:value="0.37715" calcext:value-type="float">
            <text:p>0.37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38]" office:value-type="float" office:value="0.37715" calcext:value-type="float">
            <text:p>0.3771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0]*[.B40]" office:value-type="float" office:value="0.339435" calcext:value-type="float">
            <text:p>0.339435</text:p>
          </table:table-cell>
          <table:table-cell table:formula="of:=[.D40]*20" office:value-type="float" office:value="6.7887" calcext:value-type="float">
            <text:p>6.78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38]" office:value-type="float" office:value="0.37715" calcext:value-type="float">
            <text:p>0.3771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3]*[.B43]" office:value-type="float" office:value="0.037715" calcext:value-type="float">
            <text:p>0.037715</text:p>
          </table:table-cell>
          <table:table-cell table:formula="of:=[.D43]*20" office:value-type="float" office:value="0.7543" calcext:value-type="float">
            <text:p>0.754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8"/>
        </table:table-row>
        <table:table-row table:style-name="ro1">
          <table:table-cell table:formula="of:=[.D40]" office:value-type="float" office:value="0.339435" calcext:value-type="float">
            <text:p>0.33943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6]*[.B46]" office:value-type="float" office:value="0.3054915" calcext:value-type="float">
            <text:p>0.3054915</text:p>
          </table:table-cell>
          <table:table-cell table:formula="of:=[.D46]*20" office:value-type="float" office:value="6.10983" calcext:value-type="float">
            <text:p>6.1098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8"/>
        </table:table-row>
        <table:table-row table:style-name="ro1">
          <table:table-cell table:formula="of:=[.D40]" office:value-type="float" office:value="0.339435" calcext:value-type="float">
            <text:p>0.33943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9]*[.B49]" office:value-type="float" office:value="0.0339435" calcext:value-type="float">
            <text:p>0.0339435</text:p>
          </table:table-cell>
          <table:table-cell table:formula="of:=[.D49]*20" office:value-type="float" office:value="0.67887" calcext:value-type="float">
            <text:p>0.678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Queen effectively sacks him</text:p>
          </table:table-cell>
          <table:table-cell table:number-columns-repeated="8"/>
        </table:table-row>
        <table:table-row table:style-name="ro1">
          <table:table-cell table:formula="of:=[.D49]" office:value-type="float" office:value="0.0339435" calcext:value-type="float">
            <text:p>0.033943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52]*[.B52]" office:value-type="float" office:value="0.01697175" calcext:value-type="float">
            <text:p>0.01697175</text:p>
          </table:table-cell>
          <table:table-cell table:formula="of:=[.D52]*20" office:value-type="float" office:value="0.339435" calcext:value-type="float">
            <text:p>0.3394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case against him</text:p>
          </table:table-cell>
          <table:table-cell table:number-columns-repeated="8"/>
        </table:table-row>
        <table:table-row table:style-name="ro1">
          <table:table-cell table:formula="of:=[.D49]" office:value-type="float" office:value="0.0339435" calcext:value-type="float">
            <text:p>0.033943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table:formula="of:=[.A55]*[.B55]" office:value-type="float" office:value="0.01697175" calcext:value-type="float">
            <text:p>0.01697175</text:p>
          </table:table-cell>
          <table:table-cell table:formula="of:=[.D55]*20" office:value-type="float" office:value="0.339435" calcext:value-type="float">
            <text:p>0.339435</text:p>
          </table:table-cell>
          <table:table-cell/>
          <table:table-cell office:value-type="string" calcext:value-type="string">
            <text:p>Court</text:p>
          </table:table-cell>
          <table:table-cell table:formula="of:=[.D55]" office:value-type="float" office:value="0.01697175" calcext:value-type="float">
            <text:p>0.0169717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oes</text:p>
          </table:table-cell>
          <table:table-cell table:formula="of:=[.D67]" office:value-type="float" office:value="0.396815" calcext:value-type="float">
            <text:p>0.396815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, power to write letter removed</text:p>
          </table:table-cell>
          <table:table-cell table:number-columns-repeated="5"/>
          <table:table-cell office:value-type="string" calcext:value-type="string">
            <text:p>Oppo unifies</text:p>
          </table:table-cell>
          <table:table-cell table:formula="of:=[.D73]" office:value-type="float" office:value="0.41521325" calcext:value-type="float">
            <text:p>0.41521325</text:p>
          </table:table-cell>
          <table:table-cell/>
        </table:table-row>
        <table:table-row table:style-name="ro1">
          <table:table-cell table:formula="of:=[.D14]" office:value-type="float" office:value="0.171" calcext:value-type="float">
            <text:p>0.171</text:p>
          </table:table-cell>
          <table:table-cell table:number-columns-repeated="2"/>
          <table:table-cell table:style-name="ce1" table:formula="of:=[.A58]" office:value-type="float" office:value="0.171" calcext:value-type="float">
            <text:p>0.171</text:p>
          </table:table-cell>
          <table:table-cell table:formula="of:=[.D58]*20" office:value-type="float" office:value="3.42" calcext:value-type="float">
            <text:p>3.42</text:p>
          </table:table-cell>
          <table:table-cell/>
          <table:table-cell office:value-type="string" calcext:value-type="string">
            <text:p>Goes no letter</text:p>
          </table:table-cell>
          <table:table-cell table:formula="of:=[.D58]" office:value-type="float" office:value="0.171" calcext:value-type="float">
            <text:p>0.171</text:p>
          </table:table-cell>
          <table:table-cell/>
        </table:table-row>
        <table:table-row table:style-name="ro1">
          <table:table-cell table:number-columns-repeated="7"/>
          <table:table-cell table:formula="of:=SUM([.H55:.H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8"/>
        </table:table-row>
        <table:table-row table:style-name="ro1">
          <table:table-cell table:formula="of:=[.D17]" office:value-type="float" office:value="0.019" calcext:value-type="float">
            <text:p>0.019</text:p>
          </table:table-cell>
          <table:table-cell table:number-columns-repeated="2"/>
          <table:table-cell table:formula="of:=[.A61]" office:value-type="float" office:value="0.019" calcext:value-type="float">
            <text:p>0.019</text:p>
          </table:table-cell>
          <table:table-cell table:formula="of:=[.D61]*20"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2]*[.B62]" office:value-type="float" office:value="0.19" calcext:value-type="float">
            <text:p>0.19</text:p>
          </table:table-cell>
          <table:table-cell table:formula="of:=[.D62]*20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table:formula="of:=[.D26]" office:value-type="float" office:value="0.0475" calcext:value-type="float">
            <text:p>0.0475</text:p>
          </table:table-cell>
          <table:table-cell table:number-columns-repeated="2"/>
          <table:table-cell table:formula="of:=[.A63]" office:value-type="float" office:value="0.0475" calcext:value-type="float">
            <text:p>0.0475</text:p>
          </table:table-cell>
          <table:table-cell table:formula="of:=[.D63]*20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formula="of:=[.D29]" office:value-type="float" office:value="0.04275" calcext:value-type="float">
            <text:p>0.0427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4]*[.B64]" office:value-type="float" office:value="0.0342" calcext:value-type="float">
            <text:p>0.0342</text:p>
          </table:table-cell>
          <table:table-cell table:formula="of:=[.D64]*20" office:value-type="float" office:value="0.684" calcext:value-type="float">
            <text:p>0.684</text:p>
          </table:table-cell>
          <table:table-cell table:number-columns-repeated="4"/>
        </table:table-row>
        <table:table-row table:style-name="ro1">
          <table:table-cell table:formula="of:=[.D32]" office:value-type="float" office:value="0.342" calcext:value-type="float">
            <text:p>0.34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5]*[.B65]" office:value-type="float" office:value="0.0684" calcext:value-type="float">
            <text:p>0.0684</text:p>
          </table:table-cell>
          <table:table-cell table:formula="of:=[.D65]*20" office:value-type="float" office:value="1.368" calcext:value-type="float">
            <text:p>1.368</text:p>
          </table:table-cell>
          <table:table-cell table:number-columns-repeated="4"/>
        </table:table-row>
        <table:table-row table:style-name="ro1">
          <table:table-cell table:formula="of:=[.D43]" office:value-type="float" office:value="0.037715" calcext:value-type="float">
            <text:p>0.037715</text:p>
          </table:table-cell>
          <table:table-cell table:number-columns-repeated="2"/>
          <table:table-cell table:formula="of:=[.A66]" office:value-type="float" office:value="0.037715" calcext:value-type="float">
            <text:p>0.037715</text:p>
          </table:table-cell>
          <table:table-cell table:formula="of:=[.D66]*20" office:value-type="float" office:value="0.7543" calcext:value-type="float">
            <text:p>0.75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1:.D66])" office:value-type="float" office:value="0.396815" calcext:value-type="float">
            <text:p>0.3968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8"/>
        </table:table-row>
        <table:table-row table:style-name="ro1">
          <table:table-cell table:formula="of:=[.D52]" office:value-type="float" office:value="0.01697175" calcext:value-type="float">
            <text:p>0.01697175</text:p>
          </table:table-cell>
          <table:table-cell table:number-columns-repeated="2"/>
          <table:table-cell table:formula="of:=[.A70]" office:value-type="float" office:value="0.01697175" calcext:value-type="float">
            <text:p>0.01697175</text:p>
          </table:table-cell>
          <table:table-cell table:formula="of:=[.D70]*20" office:value-type="float" office:value="0.339435" calcext:value-type="float">
            <text:p>0.339435</text:p>
          </table:table-cell>
          <table:table-cell table:number-columns-repeated="4"/>
        </table:table-row>
        <table:table-row table:style-name="ro1">
          <table:table-cell table:formula="of:=[.D46]" office:value-type="float" office:value="0.3054915" calcext:value-type="float">
            <text:p>0.3054915</text:p>
          </table:table-cell>
          <table:table-cell table:number-columns-repeated="2"/>
          <table:table-cell table:formula="of:=[.A71]" office:value-type="float" office:value="0.3054915" calcext:value-type="float">
            <text:p>0.3054915</text:p>
          </table:table-cell>
          <table:table-cell table:formula="of:=[.D71]*20" office:value-type="float" office:value="6.10983" calcext:value-type="float">
            <text:p>6.10983</text:p>
          </table:table-cell>
          <table:table-cell table:number-columns-repeated="4"/>
        </table:table-row>
        <table:table-row table:style-name="ro1">
          <table:table-cell table:formula="of:=[.D8]" office:value-type="float" office:value="0.09275" calcext:value-type="float">
            <text:p>0.09275</text:p>
          </table:table-cell>
          <table:table-cell table:number-columns-repeated="2"/>
          <table:table-cell table:formula="of:=[.A72]" office:value-type="float" office:value="0.09275" calcext:value-type="float">
            <text:p>0.09275</text:p>
          </table:table-cell>
          <table:table-cell table:formula="of:=[.D72]*20" office:value-type="float" office:value="1.855" calcext:value-type="float">
            <text:p>1.8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0:.D72])" office:value-type="float" office:value="0.41521325" calcext:value-type="float">
            <text:p>0.415213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73]" office:value-type="float" office:value="0.41521325" calcext:value-type="float">
            <text:p>0.4152132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6]*[.B76]" office:value-type="float" office:value="0.3321706" calcext:value-type="float">
            <text:p>0.3321706</text:p>
          </table:table-cell>
          <table:table-cell table:formula="of:=[.D76]*20" office:value-type="float" office:value="6.643412" calcext:value-type="float">
            <text:p>6.6434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73]" office:value-type="float" office:value="0.41521325" calcext:value-type="float">
            <text:p>0.415213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9]*[.B79]" office:value-type="float" office:value="0.08304265" calcext:value-type="float">
            <text:p>0.08304265</text:p>
          </table:table-cell>
          <table:table-cell table:formula="of:=[.D79]*20" office:value-type="float" office:value="1.660853" calcext:value-type="float">
            <text:p>1.6608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get Deal, someone else writes letter</text:p>
          </table:table-cell>
          <table:table-cell table:number-columns-repeated="8"/>
        </table:table-row>
        <table:table-row table:style-name="ro1">
          <table:table-cell table:formula="of:=[.D58]" office:value-type="float" office:value="0.171" calcext:value-type="float">
            <text:p>0.17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82]*[.B82]" office:value-type="float" office:value="0.1539" calcext:value-type="float">
            <text:p>0.1539</text:p>
          </table:table-cell>
          <table:table-cell table:formula="of:=[.D82]*20" office:value-type="float" office:value="3.078" calcext:value-type="float">
            <text:p>3.07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U agrees to extend</text:p>
          </table:table-cell>
          <table:table-cell table:number-columns-repeated="8"/>
        </table:table-row>
        <table:table-row table:style-name="ro1">
          <table:table-cell table:formula="of:=[.D82]" office:value-type="float" office:value="0.1539" calcext:value-type="float">
            <text:p>0.153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85]*[.B85]" office:value-type="float" office:value="0.13851" calcext:value-type="float">
            <text:p>0.13851</text:p>
          </table:table-cell>
          <table:table-cell table:formula="of:=[.D85]*20" office:value-type="float" office:value="2.7702" calcext:value-type="float">
            <text:p>2.770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U refuses to extend</text:p>
          </table:table-cell>
          <table:table-cell table:number-columns-repeated="8"/>
        </table:table-row>
        <table:table-row table:style-name="ro1">
          <table:table-cell table:formula="of:=[.D82]" office:value-type="float" office:value="0.1539" calcext:value-type="float">
            <text:p>0.153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8]*[.B88]" office:value-type="float" office:value="0.01539" calcext:value-type="float">
            <text:p>0.01539</text:p>
          </table:table-cell>
          <table:table-cell table:formula="of:=[.D88]*20" office:value-type="float" office:value="0.3078" calcext:value-type="float">
            <text:p>0.307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 after extension</text:p>
          </table:table-cell>
          <table:table-cell table:number-columns-repeated="8"/>
        </table:table-row>
        <table:table-row table:style-name="ro1">
          <table:table-cell table:formula="of:=[.D85]" office:value-type="float" office:value="0.13851" calcext:value-type="float">
            <text:p>0.1385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91]*[.B91]" office:value-type="float" office:value="0.041553" calcext:value-type="float">
            <text:p>0.041553</text:p>
          </table:table-cell>
          <table:table-cell table:formula="of:=[.D91]*20" office:value-type="float" office:value="0.83106" calcext:value-type="float">
            <text:p>0.831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 after extension</text:p>
          </table:table-cell>
          <table:table-cell table:number-columns-repeated="8"/>
        </table:table-row>
        <table:table-row table:style-name="ro1">
          <table:table-cell table:formula="of:=[.D85]" office:value-type="float" office:value="0.13851" calcext:value-type="float">
            <text:p>0.1385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4]*[.B94]" office:value-type="float" office:value="0.096957" calcext:value-type="float">
            <text:p>0.096957</text:p>
          </table:table-cell>
          <table:table-cell table:formula="of:=[.D94]*20" office:value-type="float" office:value="1.93914" calcext:value-type="float">
            <text:p>1.939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uses FTPA to call election</text:p>
          </table:table-cell>
          <table:table-cell table:number-columns-repeated="8"/>
        </table:table-row>
        <table:table-row table:style-name="ro1">
          <table:table-cell table:formula="of:=[.D94]" office:value-type="float" office:value="0.096957" calcext:value-type="float">
            <text:p>0.09695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7]*[.B97]" office:value-type="float" office:value="0.0484785" calcext:value-type="float">
            <text:p>0.0484785</text:p>
          </table:table-cell>
          <table:table-cell table:formula="of:=[.D97]*20" office:value-type="float" office:value="0.96957" calcext:value-type="float">
            <text:p>0.969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faces VONC</text:p>
          </table:table-cell>
          <table:table-cell table:number-columns-repeated="8"/>
        </table:table-row>
        <table:table-row table:style-name="ro1">
          <table:table-cell table:formula="of:=[.D94]" office:value-type="float" office:value="0.096957" calcext:value-type="float">
            <text:p>0.09695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00]*[.B100]" office:value-type="float" office:value="0.0484785" calcext:value-type="float">
            <text:p>0.0484785</text:p>
          </table:table-cell>
          <table:table-cell table:formula="of:=[.D100]*20" office:value-type="float" office:value="0.96957" calcext:value-type="float">
            <text:p>0.969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58]" office:value-type="float" office:value="0.171" calcext:value-type="float">
            <text:p>0.17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3]*[.B103]" office:value-type="float" office:value="0.0171" calcext:value-type="float">
            <text:p>0.0171</text:p>
          </table:table-cell>
          <table:table-cell table:formula="of:=[.D103]*20" office:value-type="float" office:value="0.342" calcext:value-type="float">
            <text:p>0.342</text:p>
          </table:table-cell>
          <table:table-cell table:number-columns-repeated="4"/>
        </table:table-row>
        <table:table-row table:style-name="ro1">
          <table:table-cell table:formula="of:=[.D67]" office:value-type="float" office:value="0.396815" calcext:value-type="float">
            <text:p>0.39681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4]*[.B104]" office:value-type="float" office:value="0.0396815" calcext:value-type="float">
            <text:p>0.0396815</text:p>
          </table:table-cell>
          <table:table-cell table:formula="of:=[.D104]*20" office:value-type="float" office:value="0.79363" calcext:value-type="float">
            <text:p>0.7936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3:.D104])" office:value-type="float" office:value="0.0567815" calcext:value-type="float">
            <text:p>0.0567815</text:p>
          </table:table-cell>
          <table:table-cell table:formula="of:=[.D105]*20" office:value-type="float" office:value="1.13563" calcext:value-type="float">
            <text:p>1.1356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67]" office:value-type="float" office:value="0.396815" calcext:value-type="float">
            <text:p>0.39681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08]*[.B108]" office:value-type="float" office:value="0.238089" calcext:value-type="float">
            <text:p>0.238089</text:p>
          </table:table-cell>
          <table:table-cell table:formula="of:=[.D108]*20" office:value-type="float" office:value="4.76178" calcext:value-type="float">
            <text:p>4.7617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</text:p>
          </table:table-cell>
          <table:table-cell table:number-columns-repeated="8"/>
        </table:table-row>
        <table:table-row table:style-name="ro1">
          <table:table-cell table:formula="of:=[.D67]" office:value-type="float" office:value="0.396815" calcext:value-type="float">
            <text:p>0.39681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1]*[.B111]" office:value-type="float" office:value="0.079363" calcext:value-type="float">
            <text:p>0.079363</text:p>
          </table:table-cell>
          <table:table-cell table:formula="of:=[.D111]*20" office:value-type="float" office:value="1.58726" calcext:value-type="float">
            <text:p>1.587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U offers months anyway</text:p>
          </table:table-cell>
          <table:table-cell table:number-columns-repeated="8"/>
        </table:table-row>
        <table:table-row table:style-name="ro1">
          <table:table-cell table:formula="of:=[.D67]" office:value-type="float" office:value="0.396815" calcext:value-type="float">
            <text:p>0.39681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14]*[.B114]" office:value-type="float" office:value="0.0396815" calcext:value-type="float">
            <text:p>0.0396815</text:p>
          </table:table-cell>
          <table:table-cell table:formula="of:=[.D114]*20" office:value-type="float" office:value="0.79363" calcext:value-type="float">
            <text:p>0.7936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105]" office:value-type="float" office:value="0.0567815" calcext:value-type="float">
            <text:p>0.056781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17]*[.B117]" office:value-type="float" office:value="0.05110335" calcext:value-type="float">
            <text:p>0.05110335</text:p>
          </table:table-cell>
          <table:table-cell table:formula="of:=[.D117]*20" office:value-type="float" office:value="1.022067" calcext:value-type="float">
            <text:p>1.02206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105]" office:value-type="float" office:value="0.0567815" calcext:value-type="float">
            <text:p>0.056781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0]*[.B120]" office:value-type="float" office:value="0.00567815" calcext:value-type="float">
            <text:p>0.00567815</text:p>
          </table:table-cell>
          <table:table-cell table:formula="of:=[.D120]*20" office:value-type="float" office:value="0.113563" calcext:value-type="float">
            <text:p>0.11356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t enough time for VONC</text:p>
          </table:table-cell>
          <table:table-cell table:number-columns-repeated="8"/>
        </table:table-row>
        <table:table-row table:style-name="ro1">
          <table:table-cell table:formula="of:=[.D108]" office:value-type="float" office:value="0.238089" calcext:value-type="float">
            <text:p>0.23808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23]*[.B123]" office:value-type="float" office:value="0.0476178" calcext:value-type="float">
            <text:p>0.0476178</text:p>
          </table:table-cell>
          <table:table-cell table:formula="of:=[.D123]*20" office:value-type="float" office:value="0.952356" calcext:value-type="float">
            <text:p>0.9523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94]" office:value-type="float" office:value="0.096957" calcext:value-type="float">
            <text:p>0.09695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6]*[.B126]" office:value-type="float" office:value="0.0484785" calcext:value-type="float">
            <text:p>0.0484785</text:p>
          </table:table-cell>
          <table:table-cell table:formula="of:=[.D126]*20" office:value-type="float" office:value="0.96957" calcext:value-type="float">
            <text:p>0.96957</text:p>
          </table:table-cell>
          <table:table-cell table:number-columns-repeated="4"/>
        </table:table-row>
        <table:table-row table:style-name="ro1">
          <table:table-cell table:formula="of:=[.D108]" office:value-type="float" office:value="0.238089" calcext:value-type="float">
            <text:p>0.23808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27]*[.B127]" office:value-type="float" office:value="0.1904712" calcext:value-type="float">
            <text:p>0.1904712</text:p>
          </table:table-cell>
          <table:table-cell table:formula="of:=[.D127]*20" office:value-type="float" office:value="3.809424" calcext:value-type="float">
            <text:p>3.809424</text:p>
          </table:table-cell>
          <table:table-cell table:number-columns-repeated="4"/>
        </table:table-row>
        <table:table-row table:style-name="ro1">
          <table:table-cell table:formula="of:=[.D117]" office:value-type="float" office:value="0.05110335" calcext:value-type="float">
            <text:p>0.0511033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8]*[.B128]" office:value-type="float" office:value="0.025551675" calcext:value-type="float">
            <text:p>0.025551675</text:p>
          </table:table-cell>
          <table:table-cell table:formula="of:=[.D128]*20" office:value-type="float" office:value="0.5110335" calcext:value-type="float">
            <text:p>0.51103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26:.D128])" office:value-type="float" office:value="0.264501375" calcext:value-type="float">
            <text:p>0.264501375</text:p>
          </table:table-cell>
          <table:table-cell table:formula="of:=[.D129]*20" office:value-type="float" office:value="5.2900275" calcext:value-type="float">
            <text:p>5.2900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129]" office:value-type="float" office:value="0.264501375" calcext:value-type="float">
            <text:p>0.2645013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31]*[.B131]" office:value-type="float" office:value="0.0264501375" calcext:value-type="float">
            <text:p>0.0264501375</text:p>
          </table:table-cell>
          <table:table-cell table:formula="of:=[.D131]*20" office:value-type="float" office:value="0.52900275" calcext:value-type="float">
            <text:p>0.5290027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129]" office:value-type="float" office:value="0.264501375" calcext:value-type="float">
            <text:p>0.2645013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34]*[.B134]" office:value-type="float" office:value="0.2380512375" calcext:value-type="float">
            <text:p>0.2380512375</text:p>
          </table:table-cell>
          <table:table-cell table:formula="of:=[.D134]*20" office:value-type="float" office:value="4.76102475" calcext:value-type="float">
            <text:p>4.7610247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ovt late Oct</text:p>
          </table:table-cell>
          <table:table-cell table:number-columns-repeated="8"/>
        </table:table-row>
        <table:table-row table:style-name="ro1">
          <table:table-cell table:formula="of:=[.D91]" office:value-type="float" office:value="0.041553" calcext:value-type="float">
            <text:p>0.041553</text:p>
          </table:table-cell>
          <table:table-cell table:number-columns-repeated="2"/>
          <table:table-cell table:formula="of:=[.A137]" office:value-type="float" office:value="0.041553" calcext:value-type="float">
            <text:p>0.041553</text:p>
          </table:table-cell>
          <table:table-cell table:formula="of:=[.D137]*20" office:value-type="float" office:value="0.83106" calcext:value-type="float">
            <text:p>0.83106</text:p>
          </table:table-cell>
          <table:table-cell table:number-columns-repeated="4"/>
        </table:table-row>
        <table:table-row table:style-name="ro1">
          <table:table-cell table:formula="of:=[.D134]" office:value-type="float" office:value="0.2380512375" calcext:value-type="float">
            <text:p>0.2380512375</text:p>
          </table:table-cell>
          <table:table-cell table:number-columns-repeated="2"/>
          <table:table-cell table:formula="of:=[.A138]" office:value-type="float" office:value="0.2380512375" calcext:value-type="float">
            <text:p>0.2380512375</text:p>
          </table:table-cell>
          <table:table-cell table:formula="of:=[.D138]*20" office:value-type="float" office:value="4.76102475" calcext:value-type="float">
            <text:p>4.7610247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37:.D138])" office:value-type="float" office:value="0.2796042375" calcext:value-type="float">
            <text:p>0.2796042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88]" office:value-type="float" office:value="0.01539" calcext:value-type="float">
            <text:p>0.01539</text:p>
          </table:table-cell>
          <table:table-cell table:number-columns-repeated="2"/>
          <table:table-cell table:formula="of:=[.A142]" office:value-type="float" office:value="0.01539" calcext:value-type="float">
            <text:p>0.01539</text:p>
          </table:table-cell>
          <table:table-cell table:formula="of:=[.D142]*20" office:value-type="float" office:value="0.3078" calcext:value-type="float">
            <text:p>0.3078</text:p>
          </table:table-cell>
          <table:table-cell table:number-columns-repeated="4"/>
        </table:table-row>
        <table:table-row table:style-name="ro1">
          <table:table-cell table:formula="of:=[.D55]" office:value-type="float" office:value="0.01697175" calcext:value-type="float">
            <text:p>0.01697175</text:p>
          </table:table-cell>
          <table:table-cell table:number-columns-repeated="2"/>
          <table:table-cell table:formula="of:=[.A143]" office:value-type="float" office:value="0.01697175" calcext:value-type="float">
            <text:p>0.01697175</text:p>
          </table:table-cell>
          <table:table-cell table:formula="of:=[.D143]*20" office:value-type="float" office:value="0.339435" calcext:value-type="float">
            <text:p>0.339435</text:p>
          </table:table-cell>
          <table:table-cell table:number-columns-repeated="4"/>
        </table:table-row>
        <table:table-row table:style-name="ro1">
          <table:table-cell table:formula="of:=[.D123]" office:value-type="float" office:value="0.0476178" calcext:value-type="float">
            <text:p>0.0476178</text:p>
          </table:table-cell>
          <table:table-cell table:number-columns-repeated="2"/>
          <table:table-cell table:formula="of:=[.A144]" office:value-type="float" office:value="0.0476178" calcext:value-type="float">
            <text:p>0.0476178</text:p>
          </table:table-cell>
          <table:table-cell table:formula="of:=[.D144]*20" office:value-type="float" office:value="0.952356" calcext:value-type="float">
            <text:p>0.952356</text:p>
          </table:table-cell>
          <table:table-cell table:number-columns-repeated="4"/>
        </table:table-row>
        <table:table-row table:style-name="ro1">
          <table:table-cell table:formula="of:=[.D131]" office:value-type="float" office:value="0.0264501375" calcext:value-type="float">
            <text:p>0.0264501375</text:p>
          </table:table-cell>
          <table:table-cell table:number-columns-repeated="2"/>
          <table:table-cell table:formula="of:=[.A145]" office:value-type="float" office:value="0.0264501375" calcext:value-type="float">
            <text:p>0.0264501375</text:p>
          </table:table-cell>
          <table:table-cell table:formula="of:=[.D145]*20" office:value-type="float" office:value="0.52900275" calcext:value-type="float">
            <text:p>0.52900275</text:p>
          </table:table-cell>
          <table:table-cell table:number-columns-repeated="4"/>
        </table:table-row>
        <table:table-row table:style-name="ro1">
          <table:table-cell table:formula="of:=[.D117]" office:value-type="float" office:value="0.05110335" calcext:value-type="float">
            <text:p>0.0511033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46]*[.B146]" office:value-type="float" office:value="0.025551675" calcext:value-type="float">
            <text:p>0.025551675</text:p>
          </table:table-cell>
          <table:table-cell table:formula="of:=[.D146]*20" office:value-type="float" office:value="0.5110335" calcext:value-type="float">
            <text:p>0.51103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2:.D146])" office:value-type="float" office:value="0.1319813625" calcext:value-type="float">
            <text:p>0.1319813625</text:p>
          </table:table-cell>
          <table:table-cell table:formula="of:=[.D147]*20" office:value-type="float" office:value="2.63962725" calcext:value-type="float">
            <text:p>2.63962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147]" office:value-type="float" office:value="0.1319813625" calcext:value-type="float">
            <text:p>0.13198136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51]*[.B151]" office:value-type="float" office:value="0.03959440875" calcext:value-type="float">
            <text:p>0.03959440875</text:p>
          </table:table-cell>
          <table:table-cell table:formula="of:=[.D151]*20" office:value-type="float" office:value="0.791888175000001" calcext:value-type="float">
            <text:p>0.791888175000001</text:p>
          </table:table-cell>
          <table:table-cell/>
          <table:table-cell table:formula="of:=[.D151]*100" office:value-type="float" office:value="3.959440875" calcext:value-type="float">
            <text:p>3.959440875</text:p>
          </table:table-cell>
          <table:table-cell table:style-name="ce2" table:formula="of:=[.G151]" office:value-type="float" office:value="3.959440875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47]" office:value-type="float" office:value="0.1319813625" calcext:value-type="float">
            <text:p>0.131981362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4]*[.B154]" office:value-type="float" office:value="0.0923869537500001" calcext:value-type="float">
            <text:p>0.09238695375</text:p>
          </table:table-cell>
          <table:table-cell table:formula="of:=[.D154]*20" office:value-type="float" office:value="1.847739075" calcext:value-type="float">
            <text:p>1.847739075</text:p>
          </table:table-cell>
          <table:table-cell/>
          <table:table-cell table:formula="of:=[.D154]*100" office:value-type="float" office:value="9.23869537500001" calcext:value-type="float">
            <text:p>9.23869537500001</text:p>
          </table:table-cell>
          <table:table-cell table:style-name="ce2" table:formula="of:=[.G154]" office:value-type="float" office:value="9.23869537500001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120]" office:value-type="float" office:value="0.00567815" calcext:value-type="float">
            <text:p>0.00567815</text:p>
          </table:table-cell>
          <table:table-cell table:number-columns-repeated="2"/>
          <table:table-cell table:formula="of:=[.A157]" office:value-type="float" office:value="0.00567815" calcext:value-type="float">
            <text:p>0.00567815</text:p>
          </table:table-cell>
          <table:table-cell table:formula="of:=[.D157]*20" office:value-type="float" office:value="0.113563" calcext:value-type="float">
            <text:p>0.113563</text:p>
          </table:table-cell>
          <table:table-cell/>
          <table:table-cell table:formula="of:=[.D157]*100" office:value-type="float" office:value="0.567815" calcext:value-type="float">
            <text:p>0.567815</text:p>
          </table:table-cell>
          <table:table-cell table:style-name="ce2" table:formula="of:=[.G157]" office:value-type="float" office:value="0.56781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by end 2019</text:p>
          </table:table-cell>
          <table:table-cell table:number-columns-repeated="8"/>
        </table:table-row>
        <table:table-row table:style-name="ro1">
          <table:table-cell table:formula="of:=[.D97]" office:value-type="float" office:value="0.0484785" calcext:value-type="float">
            <text:p>0.0484785</text:p>
          </table:table-cell>
          <table:table-cell table:number-columns-repeated="2"/>
          <table:table-cell table:formula="of:=[.A160]" office:value-type="float" office:value="0.0484785" calcext:value-type="float">
            <text:p>0.0484785</text:p>
          </table:table-cell>
          <table:table-cell table:formula="of:=[.D160]*20" office:value-type="float" office:value="0.96957" calcext:value-type="float">
            <text:p>0.96957</text:p>
          </table:table-cell>
          <table:table-cell table:number-columns-repeated="4"/>
        </table:table-row>
        <table:table-row table:style-name="ro1">
          <table:table-cell table:formula="of:=[.D139]" office:value-type="float" office:value="0.2796042375" calcext:value-type="float">
            <text:p>0.279604237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61]*[.B161]" office:value-type="float" office:value="0.111841695" calcext:value-type="float">
            <text:p>0.111841695</text:p>
          </table:table-cell>
          <table:table-cell table:formula="of:=[.D161]*20" office:value-type="float" office:value="2.2368339" calcext:value-type="float">
            <text:p>2.2368339</text:p>
          </table:table-cell>
          <table:table-cell table:number-columns-repeated="4"/>
        </table:table-row>
        <table:table-row table:style-name="ro1">
          <table:table-cell table:formula="of:=[.D114]" office:value-type="float" office:value="0.0396815" calcext:value-type="float">
            <text:p>0.0396815</text:p>
          </table:table-cell>
          <table:table-cell table:number-columns-repeated="2"/>
          <table:table-cell table:formula="of:=[.A162]" office:value-type="float" office:value="0.0396815" calcext:value-type="float">
            <text:p>0.0396815</text:p>
          </table:table-cell>
          <table:table-cell table:formula="of:=[.D162]*20" office:value-type="float" office:value="0.79363" calcext:value-type="float">
            <text:p>0.79363</text:p>
          </table:table-cell>
          <table:table-cell table:number-columns-repeated="4"/>
        </table:table-row>
        <table:table-row table:style-name="ro1">
          <table:table-cell table:formula="of:=[.D111]" office:value-type="float" office:value="0.079363" calcext:value-type="float">
            <text:p>0.079363</text:p>
          </table:table-cell>
          <table:table-cell table:number-columns-repeated="2"/>
          <table:table-cell table:formula="of:=[.A163]" office:value-type="float" office:value="0.079363" calcext:value-type="float">
            <text:p>0.079363</text:p>
          </table:table-cell>
          <table:table-cell table:formula="of:=[.D163]*20" office:value-type="float" office:value="1.58726" calcext:value-type="float">
            <text:p>1.58726</text:p>
          </table:table-cell>
          <table:table-cell table:number-columns-repeated="4"/>
        </table:table-row>
        <table:table-row table:style-name="ro1">
          <table:table-cell table:formula="of:=[.D76]" office:value-type="float" office:value="0.3321706" calcext:value-type="float">
            <text:p>0.332170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64]*[.B164]" office:value-type="float" office:value="0.23251942" calcext:value-type="float">
            <text:p>0.23251942</text:p>
          </table:table-cell>
          <table:table-cell table:formula="of:=[.D164]*20" office:value-type="float" office:value="4.6503884" calcext:value-type="float">
            <text:p>4.65038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60:.D164])" office:value-type="float" office:value="0.511884115" calcext:value-type="float">
            <text:p>0.511884115</text:p>
          </table:table-cell>
          <table:table-cell table:formula="of:=[.D165]*20" office:value-type="float" office:value="10.2376823" calcext:value-type="float">
            <text:p>10.2376823</text:p>
          </table:table-cell>
          <table:table-cell/>
          <table:table-cell table:formula="of:=[.D165]*100" office:value-type="float" office:value="51.1884115" calcext:value-type="float">
            <text:p>51.1884115</text:p>
          </table:table-cell>
          <table:table-cell table:style-name="ce2" table:formula="of:=[.G165]" office:value-type="float" office:value="51.1884115" calcext:value-type="float">
            <text:p>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GE in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139]" office:value-type="float" office:value="0.2796042375" calcext:value-type="float">
            <text:p>0.279604237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68]*[.B168]" office:value-type="float" office:value="0.111841695" calcext:value-type="float">
            <text:p>0.111841695</text:p>
          </table:table-cell>
          <table:table-cell table:formula="of:=[.D168]*20" office:value-type="float" office:value="2.2368339" calcext:value-type="float">
            <text:p>2.236833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formula="of:=[.D76]" office:value-type="float" office:value="0.3321706" calcext:value-type="float">
            <text:p>0.332170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69]*[.B169]" office:value-type="float" office:value="0.09965118" calcext:value-type="float">
            <text:p>0.09965118</text:p>
          </table:table-cell>
          <table:table-cell table:formula="of:=[.D169]*20" office:value-type="float" office:value="1.9930236" calcext:value-type="float">
            <text:p>1.993023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3"/>
          <table:table-cell table:formula="of:=SUM([.D168:.D169])" office:value-type="float" office:value="0.211492875" calcext:value-type="float">
            <text:p>0.211492875</text:p>
          </table:table-cell>
          <table:table-cell table:formula="of:=[.D170]*20" office:value-type="float" office:value="4.2298575" calcext:value-type="float">
            <text:p>4.2298575</text:p>
          </table:table-cell>
          <table:table-cell/>
          <table:table-cell table:formula="of:=[.D170]*100" office:value-type="float" office:value="21.1492875" calcext:value-type="float">
            <text:p>21.1492875</text:p>
          </table:table-cell>
          <table:table-cell table:style-name="ce2" table:formula="of:=[.G170]" office:value-type="float" office:value="21.1492875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39]" office:value-type="float" office:value="0.2796042375" calcext:value-type="float">
            <text:p>0.279604237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72]*[.B172]" office:value-type="float" office:value="0.0559208475" calcext:value-type="float">
            <text:p>0.0559208475</text:p>
          </table:table-cell>
          <table:table-cell table:formula="of:=[.D172]*20" office:value-type="float" office:value="1.11841695" calcext:value-type="float">
            <text:p>1.11841695</text:p>
          </table:table-cell>
          <table:table-cell table:number-columns-repeated="4"/>
        </table:table-row>
        <table:table-row table:style-name="ro1">
          <table:table-cell table:formula="of:=[.D79]" office:value-type="float" office:value="0.08304265" calcext:value-type="float">
            <text:p>0.08304265</text:p>
          </table:table-cell>
          <table:table-cell table:number-columns-repeated="2"/>
          <table:table-cell table:formula="of:=[.A173]" office:value-type="float" office:value="0.08304265" calcext:value-type="float">
            <text:p>0.08304265</text:p>
          </table:table-cell>
          <table:table-cell table:formula="of:=[.D173]*20" office:value-type="float" office:value="1.660853" calcext:value-type="float">
            <text:p>1.6608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72:.D173])" office:value-type="float" office:value="0.1389634975" calcext:value-type="float">
            <text:p>0.1389634975</text:p>
          </table:table-cell>
          <table:table-cell table:number-columns-repeated="2"/>
          <table:table-cell table:formula="of:=[.D174]*100" office:value-type="float" office:value="13.89634975" calcext:value-type="float">
            <text:p>13.89634975</text:p>
          </table:table-cell>
          <table:table-cell table:style-name="ce2" table:formula="of:=[.G174]" office:value-type="float" office:value="13.89634975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73]+[.D165]+[.D157]+[.D154]+[.D151]" office:value-type="float" office:value="0.7325862775" calcext:value-type="float">
            <text:p>0.7325862775</text:p>
          </table:table-cell>
          <table:table-cell table:number-columns-repeated="2"/>
          <table:table-cell table:formula="of:=SUM([.G151:.G174])" office:value-type="float" office:value="100" calcext:value-type="float">
            <text:p>100</text:p>
          </table:table-cell>
          <table:table-cell table:formula="of:=SUM([.H151:.H174])" office:value-type="float" office:value="100" calcext:value-type="float">
            <text:p>100</text:p>
          </table:table-cell>
          <table:table-cell table:formula="of:=SUM([.I151:.I17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8:40:07.918038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10-01T18:08:29.337451956</dc:date>
    <dc:creator>Jon Worth</dc:creator>
    <meta:editing-duration>P1DT18H10M12S</meta:editing-duration>
    <meta:editing-cycles>16</meta:editing-cycles>
    <meta:generator>LibreOffice/6.2.0.3$MacOSX_X86_64 LibreOffice_project/98c6a8a1c6c7b144ce3cc729e34964b47ce25d62</meta:generator>
    <meta:document-statistic meta:table-count="1" meta:cell-count="365" meta:object-count="0"/>
  </office:meta>
</office:document-meta>
</file>